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mm"/>
    </style:style>
    <style:style style:name="co2" style:family="table-column">
      <style:table-column-properties fo:break-before="auto" style:column-width="30.18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18.38mm"/>
    </style:style>
    <style:style style:name="co5" style:family="table-column">
      <style:table-column-properties fo:break-before="auto" style:column-width="22.23mm"/>
    </style:style>
    <style:style style:name="co6" style:family="table-column">
      <style:table-column-properties fo:break-before="auto" style:column-width="21.13mm"/>
    </style:style>
    <style:style style:name="co7" style:family="table-column">
      <style:table-column-properties fo:break-before="auto" style:column-width="42.28mm"/>
    </style:style>
    <style:style style:name="co8" style:family="table-column">
      <style:table-column-properties fo:break-before="auto" style:column-width="22.4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34.98mm"/>
    </style:style>
    <style:style style:name="co11" style:family="table-column">
      <style:table-column-properties fo:break-before="auto" style:column-width="33.55mm"/>
    </style:style>
    <style:style style:name="co12" style:family="table-column">
      <style:table-column-properties fo:break-before="auto" style:column-width="54.2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51mm"/>
    </style:style>
    <style:style style:name="co15" style:family="table-column">
      <style:table-column-properties fo:break-before="auto" style:column-width="33.44mm"/>
    </style:style>
    <style:style style:name="co16" style:family="table-column">
      <style:table-column-properties fo:break-before="auto" style:column-width="38.82mm"/>
    </style:style>
    <style:style style:name="co17" style:family="table-column">
      <style:table-column-properties fo:break-before="auto" style:column-width="40.36mm"/>
    </style:style>
    <style:style style:name="co18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mm"/>
    </style:style>
    <style:style style:name="ce8" style:family="table-cell" style:parent-style-name="Default" style:data-style-name="N99">
      <style:table-cell-properties fo:background-color="#ffff00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Acolex_opt_resul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ACOLEX</text:p>
          </table:table-cell>
          <table:table-cell table:number-columns-repeated="15"/>
          <table:table-cell table:style-name="ce1" table:number-columns-repeated="2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Mean Accuarcy</text:p>
          </table:table-cell>
          <table:table-cell office:value-type="string" calcext:value-type="string">
            <text:p>1 Acc</text:p>
          </table:table-cell>
          <table:table-cell office:value-type="string" calcext:value-type="string">
            <text:p>2 Acc</text:p>
          </table:table-cell>
          <table:table-cell office:value-type="string" calcext:value-type="string">
            <text:p>3 Acc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rainable embeddings</text:p>
          </table:table-cell>
          <table:table-cell office:value-type="string" calcext:value-type="string">
            <text:p>Epochen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activation func</text:p>
          </table:table-cell>
          <table:table-cell office:value-type="string" calcext:value-type="string">
            <text:p>loss func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Filter Number</text:p>
          </table:table-cell>
          <table:table-cell office:value-type="string" calcext:value-type="string">
            <text:p>MFCC Filter Size</text:p>
          </table:table-cell>
          <table:table-cell office:value-type="string" calcext:value-type="string">
            <text:p>Log 1</text:p>
          </table:table-cell>
          <table:table-cell table:style-name="ce1" office:value-type="string" calcext:value-type="string">
            <text:p>Log 2</text:p>
          </table:table-cell>
          <table:table-cell table:style-name="ce1" office:value-type="string" calcext:value-type="string">
            <text:p>Log 3</text:p>
          </table:table-cell>
        </table:table-row>
        <table:table-row table:style-name="ro1">
          <table:table-cell table:style-name="ce2" office:value-type="date" office:date-value="2018-02-21" calcext:value-type="date">
            <text:p>21/02/18</text:p>
          </table:table-cell>
          <table:table-cell table:style-name="ce3" table:formula="of:=AVERAGE([.C3:.E3])" office:value-type="float" office:value="0.778984" calcext:value-type="float">
            <text:p>0.778984</text:p>
          </table:table-cell>
          <table:table-cell office:value-type="float" office:value="0.778984" calcext:value-type="float">
            <text:p>0.778984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4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4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1-12-44-14</text:p>
          </table:table-cell>
          <table:table-cell table:style-name="ce1" table:number-columns-repeated="2"/>
        </table:table-row>
        <table:table-row table:style-name="ro1">
          <table:table-cell table:style-name="ce2" office:value-type="date" office:date-value="2018-02-23" calcext:value-type="date">
            <text:p>23/02/18</text:p>
          </table:table-cell>
          <table:table-cell table:formula="of:=AVERAGE([.C4:.E4])" office:value-type="float" office:value="0.731788" calcext:value-type="float">
            <text:p>0.731788</text:p>
          </table:table-cell>
          <table:table-cell office:value-type="float" office:value="0.731788" calcext:value-type="float">
            <text:p>0.731788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4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4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5-24</text:p>
          </table:table-cell>
          <table:table-cell table:style-name="ce1" table:number-columns-repeated="2"/>
        </table:table-row>
        <table:table-row table:style-name="ro1">
          <table:table-cell table:style-name="ce2" office:value-type="date" office:date-value="2018-02-23" calcext:value-type="date">
            <text:p>23/02/18</text:p>
          </table:table-cell>
          <table:table-cell table:style-name="ce4" table:formula="of:=AVERAGE([.C5:.E5])" office:value-type="float" office:value="0.733432" calcext:value-type="float">
            <text:p>0.733432</text:p>
          </table:table-cell>
          <table:table-cell office:value-type="float" office:value="0.733432" calcext:value-type="float">
            <text:p>0.733432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9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4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3-59</text:p>
          </table:table-cell>
          <table:table-cell table:style-name="ce1" table:number-columns-repeated="2"/>
        </table:table-row>
        <table:table-row table:style-name="ro1">
          <table:table-cell table:style-name="ce2" office:value-type="date" office:date-value="2018-02-24" calcext:value-type="date">
            <text:p>24/02/18</text:p>
          </table:table-cell>
          <table:table-cell table:style-name="ce4" table:formula="of:=AVERAGE([.C6:.E6])" office:value-type="float" office:value="0.745766" calcext:value-type="float">
            <text:p>0.745766</text:p>
          </table:table-cell>
          <table:table-cell office:value-type="float" office:value="0.745766" calcext:value-type="float">
            <text:p>0.745766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9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4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4-13-32-59</text:p>
          </table:table-cell>
          <table:table-cell table:style-name="ce1" table:number-columns-repeated="2"/>
        </table:table-row>
        <table:table-row table:style-name="ro1">
          <table:table-cell table:style-name="ce2" office:value-type="date" office:date-value="2018-02-24" calcext:value-type="date">
            <text:p>24/02/18</text:p>
          </table:table-cell>
          <table:table-cell table:formula="of:=AVERAGE([.C7:.E7])" office:value-type="float" office:value="0.622595" calcext:value-type="float">
            <text:p>0.622595</text:p>
          </table:table-cell>
          <table:table-cell office:value-type="float" office:value="0.622595" calcext:value-type="float">
            <text:p>0.622595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8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4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4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4-13-34-21</text:p>
          </table:table-cell>
          <table:table-cell table:style-name="ce1" table:number-columns-repeated="2"/>
        </table:table-row>
        <table:table-row table:style-name="ro1">
          <table:table-cell table:style-name="ce2" office:value-type="date" office:date-value="2018-02-25" calcext:value-type="date">
            <text:p>25/02/18</text:p>
          </table:table-cell>
          <table:table-cell table:formula="of:=AVERAGE([.C8:.E8])" office:value-type="float" office:value="0.716658" calcext:value-type="float">
            <text:p>0.716658</text:p>
          </table:table-cell>
          <table:table-cell office:value-type="float" office:value="0.716658" calcext:value-type="float">
            <text:p>0.716658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9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4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5-11-21-58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2-26" calcext:value-type="date">
            <text:p>26/02/18</text:p>
          </table:table-cell>
          <table:table-cell table:style-name="ce4" table:formula="of:=AVERAGE([.C9:.E9])" office:value-type="float" office:value="0.775201" calcext:value-type="float">
            <text:p>0.775201</text:p>
          </table:table-cell>
          <table:table-cell office:value-type="float" office:value="0.775201" calcext:value-type="float">
            <text:p>0.775201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4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4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6-12-18-22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2-26" calcext:value-type="date">
            <text:p>26/02/18</text:p>
          </table:table-cell>
          <table:table-cell table:style-name="ce5" table:formula="of:=AVERAGE([.C10:.E10])" office:value-type="float" office:value="0.777504" calcext:value-type="float">
            <text:p>0.777504</text:p>
          </table:table-cell>
          <table:table-cell office:value-type="float" office:value="0.777504" calcext:value-type="float">
            <text:p>0.777504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style-name="ce4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4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6-12-22-36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3-02" calcext:value-type="date">
            <text:p>02/03/18</text:p>
          </table:table-cell>
          <table:table-cell table:style-name="ce6" table:formula="of:=AVERAGE([.C11:.E11])" office:value-type="float" office:value="0.780957" calcext:value-type="float">
            <text:p>0.780957</text:p>
          </table:table-cell>
          <table:table-cell office:value-type="float" office:value="0.780957" calcext:value-type="float">
            <text:p>0.780957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01" calcext:value-type="float">
            <text:p>0.01</text:p>
          </table:table-cell>
          <table:table-cell table:style-name="ce4" office:value-type="string" calcext:value-type="string">
            <text:p>TanH</text:p>
          </table:table-cell>
          <table:table-cell table:style-name="ce9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4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0-51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3-02" calcext:value-type="date">
            <text:p>02/03/18</text:p>
          </table:table-cell>
          <table:table-cell table:formula="of:=AVERAGE([.C12:.E12])" office:value-type="float" office:value="0.767472" calcext:value-type="float">
            <text:p>0.767472</text:p>
          </table:table-cell>
          <table:table-cell office:value-type="float" office:value="0.767472" calcext:value-type="float">
            <text:p>0.767472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9" office:value-type="string" calcext:value-type="string">
            <text:p>Relu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4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2-03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3-02" calcext:value-type="date">
            <text:p>02/03/18</text:p>
          </table:table-cell>
          <table:table-cell table:formula="of:=AVERAGE([.C13:.E13])" office:value-type="float" office:value="0.761388" calcext:value-type="float">
            <text:p>0.761388</text:p>
          </table:table-cell>
          <table:table-cell office:value-type="float" office:value="0.761388" calcext:value-type="float">
            <text:p>0.761388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9" office:value-type="string" calcext:value-type="string">
            <text:p>Sigmoid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4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4-08</text:p>
          </table:table-cell>
          <table:table-cell table:number-columns-repeated="2"/>
        </table:table-row>
        <table:table-row table:style-name="ro1">
          <table:table-cell table:style-name="ce2"/>
          <table:table-cell table:formula="of:=AVERAGE([.C14:.E14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/>
          <table:table-cell table:formula="of:=AVERAGE([.C15:.E15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/>
          <table:table-cell table:formula="of:=AVERAGE([.C16:.E16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/>
          <table:table-cell table:formula="of:=AVERAGE([.C17:.E17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/>
          <table:table-cell table:formula="of:=AVERAGE([.C18:.E18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/>
          <table:table-cell table:formula="of:=AVERAGE([.C19:.E19])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 table:number-rows-repeated="23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/00/0000</text:date>, <text:time style:data-style-name="N2" text:time-value="11:00:38.31916794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5T11:04:14.516434697</dc:date>
    <meta:editing-duration>PT13H30M16S</meta:editing-duration>
    <meta:editing-cycles>61</meta:editing-cycles>
    <meta:generator>LibreOffice/5.1.6.2$Linux_X86_64 LibreOffice_project/10m0$Build-2</meta:generator>
    <meta:document-statistic meta:table-count="1" meta:cell-count="179" meta:object-count="0"/>
  </office:meta>
</office:document-meta>
</file>